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420e" fo:font-weight="bold" style:font-weight-asian="bold" style:font-weight-complex="bold"/>
    </style:style>
    <style:style style:name="T3" style:family="text">
      <style:text-properties style:use-window-font-color="true" fo:font-weight="normal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ff" fo:font-weight="bold" style:font-weight-asian="bold" style:font-weight-complex="bol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al Requirements</text:p>
      <text:p text:style-name="P1">By Team VIS</text:p>
      <text:p text:style-name="P2">Functional Requirements</text:p>
      <text:p text:style-name="P2"/>
      <text:list xml:id="list1200451938" text:style-name="L1">
        <text:list-item>
          <text:p text:style-name="P3">The System Shall acquire data from registered devices at regularly scheduled intervals <text:span text:style-name="T1">(high)</text:span></text:p>
          <text:list>
            <text:list-item>
              <text:p text:style-name="P3">The System shall acquire motor information from a device <text:span text:style-name="T1">(high)</text:span></text:p>
              <text:list>
                <text:list-item>
                  <text:p text:style-name="P3">The System shall support acquisition of motor data from a motor controller</text:p>
                  <text:list>
                    <text:list-item>
                      <text:p text:style-name="P3">The system shall support acquiring motor data from the Zilla Controller's RS232 interface. <text:span text:style-name="T1">(high)</text:span></text:p>
                    </text:list-item>
                  </text:list>
                </text:list-item>
                <text:list-item>
                  <text:p text:style-name="P3">The system shall acquire motor RPMs <text:span text:style-name="T1">(high)</text:span></text:p>
                </text:list-item>
                <text:list-item>
                  <text:p text:style-name="P3">The system shall acquire car Speed <text:span text:style-name="T1">(high)</text:span></text:p>
                </text:list-item>
                <text:list-item>
                  <text:p text:style-name="P3">The system shall acquire current drawn by the motor <text:span text:style-name="T1">(high)</text:span></text:p>
                </text:list-item>
                <text:list-item>
                  <text:p text:style-name="P3">The system shall acquire motor voltage <text:span text:style-name="T1">(high)</text:span></text:p>
                </text:list-item>
                <text:list-item>
                  <text:p text:style-name="P3">The system shall acquire the motor's Average Duty Cycles <text:span text:style-name="T2">(medium)</text:span></text:p>
                </text:list-item>
              </text:list>
            </text:list-item>
            <text:list-item>
              <text:p text:style-name="P3">The system shall support acquiring data from a Electric Controller <text:span text:style-name="T1">(high)</text:span></text:p>
              <text:list>
                <text:list-item>
                  <text:p text:style-name="P3">The System shall support acquiring data from Zilla Controller made by Cafe Electric LLC through an RS232 serial interface <text:span text:style-name="T1">(high)</text:span></text:p>
                </text:list-item>
                <text:list-item>
                  <text:p text:style-name="P3">The System Shall acquire information related to controller such as:</text:p>
                  <text:list>
                    <text:list-item>
                      <text:p text:style-name="P3">Average current <text:span text:style-name="T1">(high)</text:span></text:p>
                    </text:list-item>
                    <text:list-item>
                      <text:p text:style-name="P3">Available current <text:span text:style-name="T1">(high)</text:span></text:p>
                    </text:list-item>
                    <text:list-item>
                      <text:p text:style-name="P3">Drive Pot Value(what is this) <text:span text:style-name="T2">(medium)</text:span></text:p>
                    </text:list-item>
                    <text:list-item>
                      <text:p text:style-name="P3">Temperature <text:span text:style-name="T1">(high)</text:span></text:p>
                    </text:list-item>
                    <text:list-item>
                      <text:p text:style-name="P3">Operation Status <text:span text:style-name="T2">(medium)</text:span></text:p>
                      <text:list>
                        <text:list-item>
                          <text:p text:style-name="P3">(Define specifics here)</text:p>
                        </text:list-item>
                      </text:list>
                    </text:list-item>
                    <text:list-item>
                      <text:p text:style-name="P3">Error Codes <text:span text:style-name="T2">(medium)</text:span></text:p>
                      <text:list>
                        <text:list-item>
                          <text:p text:style-name="P3">(Define specifics here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The system shall support acquiring data from a Battery Management System(BMS). <text:s/><text:span text:style-name="T1">(high)</text:span></text:p>
              <text:list>
                <text:list-item>
                  <text:p text:style-name="P3">The system shall support acquiring data from the Lithiumate BMS made by Elithion through an RS232 serial interface <text:span text:style-name="T1">(high)</text:span></text:p>
                </text:list-item>
                <text:list-item>
                  <text:p text:style-name="P3">The system shall be able to gather information about each cell <text:span text:style-name="T1">(high)</text:span></text:p>
                  <text:list>
                    <text:list-item>
                      <text:p text:style-name="P3">Voltage <text:span text:style-name="T1">(high)</text:span></text:p>
                    </text:list-item>
                    <text:list-item>
                      <text:p text:style-name="P3">Resistance <text:span text:style-name="T1">(high)</text:span></text:p>
                    </text:list-item>
                    <text:list-item>
                      <text:p text:style-name="P3">Temperature <text:span text:style-name="T1">(high)</text:span></text:p>
                    </text:list-item>
                    <text:list-item>
                      <text:p text:style-name="P3">Current <text:span text:style-name="T1">(high)</text:span></text:p>
                    </text:list-item>
                  </text:list>
                </text:list-item>
                <text:list-item>
                  <text:p text:style-name="P3">The system shall gather information about the Battery Management State <text:span text:style-name="T1">(high)</text:span></text:p>
                  <text:list>
                    <text:list-item>
                      <text:p text:style-name="P3">Fault Codes provided by the BMS <text:span text:style-name="T2">(medium)</text:span></text:p>
                      <text:list>
                        <text:list-item>
                          <text:p text:style-name="P3">(Define specifics here)</text:p>
                        </text:list-item>
                      </text:list>
                    </text:list-item>
                    <text:list-item>
                      <text:p text:style-name="P3">Number of On/Off cycles <text:span text:style-name="T2">(medium)</text:span></text:p>
                    </text:list-item>
                    <text:list-item>
                      <text:p text:style-name="P3">Time since power came on <text:span text:style-name="T2">(medium)</text:span></text:p>
                    </text:list-item>
                    <text:list-item>
                      <text:p text:style-name="P3">State of Charge <text:span text:style-name="T1">(high)</text:span></text:p>
                    </text:list-item>
                    <text:list-item>
                      <text:p text:style-name="P3">Average Battery Voltage <text:span text:style-name="T1">(high)</text:span></text:p>
                    </text:list-item>
                    <text:list-item>
                      <text:p text:style-name="P3">Average Battery Resistance <text:span text:style-name="T1">(high)</text:span></text:p>
                    </text:list-item>
                    <text:list-item>
                      <text:p text:style-name="P3">Average Battery Current <text:span text:style-name="T1">(high)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4">The system shall acquire the car's vector information from a GPS </text:span><text:span text:style-name="T1">(high)</text:span></text:p>
              <text:list>
                <text:list-item>
                  <text:p text:style-name="P3"><text:span text:style-name="T4">The system shall support the following GPSs </text:span><text:span text:style-name="T1">(high)</text:span></text:p>
                  <text:list>
                    <text:list-item>
                      <text:p text:style-name="P3"><text:span text:style-name="T4">The system shall support acquiring vector information from a Garmin GPS-18 <text:s/></text:span><text:span text:style-name="T1">(high)</text:span></text:p>
                    </text:list-item>
                  </text:list>
                </text:list-item>
                <text:list-item>
                  <text:p text:style-name="P3"><text:span text:style-name="T4">The system shall acquire the longitude from the GPS </text:span><text:span text:style-name="T1">(high)</text:span></text:p>
                </text:list-item>
                <text:list-item>
                  <text:p text:style-name="P3"><text:soft-page-break/><text:span text:style-name="T4">The system shall acquire the latitude from the GPS </text:span><text:span text:style-name="T1">(high)</text:span></text:p>
                </text:list-item>
                <text:list-item>
                  <text:p text:style-name="P3"><text:span text:style-name="T4">The system shall acquire or calculate speed from the GPS </text:span><text:span text:style-name="T5">(low)</text:span></text:p>
                </text:list-item>
                <text:list-item>
                  <text:p text:style-name="P3"><text:span text:style-name="T4">The system shall acquire or calculate bearing from the GPS </text:span><text:span text:style-name="T1">(high)</text:span></text:p>
                </text:list-item>
              </text:list>
            </text:list-item>
          </text:list>
        </text:list-item>
        <text:list-item>
          <text:p text:style-name="P3"><text:span text:style-name="T4">The system shall report data at regular intervals after the data has been updated. </text:span><text:span text:style-name="T1">(high)</text:span></text:p>
          <text:list>
            <text:list-item>
              <text:p text:style-name="P3"><text:span text:style-name="T4">The system shall report all data with a time and location stamp </text:span><text:span text:style-name="T1">(high)</text:span></text:p>
            </text:list-item>
            <text:list-item>
              <text:p text:style-name="P3"><text:span text:style-name="T4">The system needs to support reporting the following data </text:span><text:span text:style-name="T1">(high)</text:span></text:p>
              <text:list>
                <text:list-item>
                  <text:p text:style-name="P3"><text:span text:style-name="T4">The system shall report motor data as outlined in req. 1.1.2-6 </text:span><text:span text:style-name="T1">(high)</text:span></text:p>
                </text:list-item>
                <text:list-item>
                  <text:p text:style-name="P3"><text:span text:style-name="T4">The system shall report controller data as outlined in requirement 1.2.2 </text:span><text:span text:style-name="T1">(high)</text:span></text:p>
                </text:list-item>
                <text:list-item>
                  <text:p text:style-name="P3"><text:span text:style-name="T4">The system shall report battery management state as outlined in requirement 1.3.3 </text:span><text:span text:style-name="T1">(high)</text:span></text:p>
                </text:list-item>
                <text:list-item>
                  <text:p text:style-name="P3"><text:span text:style-name="T4">The system shall report individual battery data as outlined in requirement 1.3.2 </text:span><text:span text:style-name="T1">(high)</text:span></text:p>
                </text:list-item>
              </text:list>
            </text:list-item>
            <text:list-item>
              <text:p text:style-name="P3"><text:span text:style-name="T4">The system shall report it's updated findings locally on the system </text:span><text:span text:style-name="T1">(high)</text:span></text:p>
            </text:list-item>
            <text:list-item>
              <text:p text:style-name="P3"><text:span text:style-name="T4">The system shall report it's findings through an XML stream as outlined in the Velo project </text:span><text:span text:style-name="T1">(high)</text:span></text:p>
              <text:list>
                <text:list-item>
                  <text:p text:style-name="P3"><text:span text:style-name="T4">The system shall support the limitations of using a mobile broad band card </text:span><text:span text:style-name="T2">(medium)</text:span></text:p>
                  <text:list>
                    <text:list-item>
                      <text:p text:style-name="P3"><text:span text:style-name="T4">The system shall deal with a lost connection without stopping the collection of data <text:s/></text:span><text:span text:style-name="T2">(medium)</text:span></text:p>
                    </text:list-item>
                    <text:list-item>
                      <text:p text:style-name="P3"><text:span text:style-name="T4">The system shall support reducing what data is being sent over the internet. </text:span><text:span text:style-name="T5">(low)</text:span></text:p>
                    </text:list-item>
                  </text:list>
                </text:list-item>
              </text:list>
            </text:list-item>
            <text:list-item>
              <text:p text:style-name="P3"><text:span text:style-name="T4">The system shall provide a local method of reporting data to other systems on the machine </text:span><text:span text:style-name="T2">(medium)</text:span></text:p>
            </text:list-item>
          </text:list>
        </text:list-item>
        <text:list-item>
          <text:p text:style-name="P3"><text:span text:style-name="T3">The system shall have a web site that allows users to view data remotely </text:span><text:span text:style-name="T1">(high)</text:span></text:p>
          <text:list>
            <text:list-item>
              <text:p text:style-name="P3"><text:span text:style-name="T3">The system shall display data in the form of strip chart </text:span><text:span text:style-name="T1">(high)</text:span></text:p>
            </text:list-item>
            <text:list-item>
              <text:p text:style-name="P3"><text:span text:style-name="T3">The system shall allow the user to select the variables to view </text:span><text:span text:style-name="T2">(medium)</text:span></text:p>
            </text:list-item>
            <text:list-item>
              <text:p text:style-name="P3"><text:span text:style-name="T3">The system shall allow for two vectors for comparison purposes on one graph </text:span><text:span text:style-name="T5">(low)</text:span></text:p>
            </text:list-item>
            <text:list-item>
              <text:p text:style-name="P3"><text:span text:style-name="T3">The system shall support the viewing of multiple graphs on one page </text:span><text:span text:style-name="T5">(low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09T21:09:34.41</meta:creation-date>
    <dc:date>2011-02-10T00:17:28</dc:date>
    <meta:editing-duration>PT2H46M49S</meta:editing-duration>
    <meta:editing-cycles>8</meta:editing-cycles>
    <meta:generator>LibreOffice/3.3$Unix LibreOffice_project/330m19$Build-5</meta:generator>
    <meta:document-statistic meta:table-count="0" meta:image-count="0" meta:object-count="0" meta:page-count="2" meta:paragraph-count="64" meta:word-count="642" meta:character-count="4085"/>
  </office:meta>
</office:document-meta>
</file>